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Structures</text:p>
      <text:p text:style-name="Standard">Chapter 3</text:p>
      <text:p text:style-name="Standard">By Eric Schles</text:p>
      <text:p text:style-name="Standard"/>
      <text:list xml:id="list386100859" text:style-name="L1">
        <text:list-item>
          <text:list>
            <text:list-item>
              <text:p text:style-name="P1">Write a function template to sort three Comparable objects.</text:p>
            </text:list-item>
          </text:list>
        </text:list-item>
      </text:list>
      <text:p text:style-name="Standard"/>
      <text:p text:style-name="Standard">Refer to ch3q1.cpp </text:p>
      <text:p text:style-name="Standard"/>
      <text:list xml:id="list654834782" text:style-name="L2">
        <text:list-item>
          <text:list>
            <text:list-item>
              <text:p text:style-name="P2">When templates are used, what types of errors are detected when the function template is scanned? What errors are detected when the function is instantiated?</text:p>
            </text:list-item>
          </text:list>
        </text:list-item>
      </text:list>
      <text:p text:style-name="Standard"/>
      <text:p text:style-name="Standard">Since templates are new, they are not fully implemented. <text:s/>In some cases templates cannot be ported to systems. <text:s/>In some cases the old syntax is required. <text:s/>It depends on the compiler you are using. <text:s/></text:p>
      <text:p text:style-name="Standard"/>
      <text:p text:style-name="Standard">Sometimes the matching algorithm breaks, most commonly with a function template. <text:s/>You cannot always nest classes in class templates. <text:s/>Often static methods and static data members are not handled correctly in class templates, thus their use is discouraged.</text:p>
      <text:p text:style-name="Standard"/>
      <text:list xml:id="list2015117717" text:style-name="L3">
        <text:list-item>
          <text:list>
            <text:list-item>
              <text:p text:style-name="P3">describe the syntax for class templates.</text:p>
            </text:list-item>
          </text:list>
        </text:list-item>
      </text:list>
      <text:p text:style-name="Standard"/>
      <text:p text:style-name="Standard">The syntax is fairly simple. <text:s/>Above the class the following line appears:</text:p>
      <text:p text:style-name="Standard"/>
      <text:p text:style-name="Standard">template &lt;class object&gt; <text:s/></text:p>
      <text:p text:style-name="Standard">The name object is not unique, anything can go there. <text:s/></text:p>
      <text:p text:style-name="Standard"/>
      <text:p text:style-name="Standard">Additionally all templated classes must occur above the int main() statement. <text:s/>This holds true for templated functions as well.</text:p>
      <text:p text:style-name="Standard"/>
      <text:list xml:id="list654609049" text:style-name="L4">
        <text:list-item>
          <text:list>
            <text:list-item>
              <text:p text:style-name="P4">Write function templates min and max, each of which accepts two parameters.</text:p>
            </text:list-item>
          </text:list>
        </text:list-item>
      </text:list>
      <text:p text:style-name="Standard">See ch3q4.cpp</text:p>
      <text:p text:style-name="Standard"/>
      <text:list xml:id="list1921166386" text:style-name="L5">
        <text:list-item>
          <text:list>
            <text:list-item>
              <text:p text:style-name="P5">Write function templates min and max, each of which accepts a vector.</text:p>
            </text:list-item>
          </text:list>
        </text:list-item>
      </text:list>
      <text:p text:style-name="Standard">Se ch3q5.cpp</text:p>
      <text:p text:style-name="Standard"/>
      <text:list xml:id="list180482961" text:style-name="L6">
        <text:list-item>
          <text:list>
            <text:list-item>
              <text:p text:style-name="P6">In many situations operator&lt; is defined for an object, but you also need operator&gt;. <text:s/>Assume that operator== is unavailable. <text:s/>Explore the possibility of writing an operator&gt; template that class operator&lt;</text:p>
            </text:list-item>
          </text:list>
        </text:list-item>
      </text:list>
      <text:p text:style-name="Standard">see ch3q6.cpp</text:p>
      <text:p text:style-name="Standard"/>
      <text:list xml:id="list1344547054" text:style-name="L7">
        <text:list-item>
          <text:list>
            <text:list-item>
              <text:p text:style-name="P7">What is the return type of get and why?</text:p>
            </text:list-item>
          </text:list>
        </text:list-item>
      </text:list>
      <text:p text:style-name="Standard">First see ch3q7.cpp</text:p>
      <text:p text:style-name="Standard"/>
      <text:p text:style-name="Standard">The return type of get is a templated object. <text:s/>This is because that is the type of the data in the buffer.</text:p>
      <text:p text:style-name="Standard"/>
      <text:p text:style-name="Standard">3.8</text:p>
      <text:p text:style-name="Standard"/>
      <text:p text:style-name="Standard">Implement an insertion sort that takes a primitive array and its size as a single parameter. <text:s/></text:p>
      <text:p text:style-name="Standard"/>
      <text:p text:style-name="Standard">See ch3q8.cpp</text:p>
      <text:p text:style-name="Standard"><text:soft-page-break/></text:p>
      <text:p text:style-name="Standard">3.9</text:p>
      <text:p text:style-name="Standard"/>
      <text:p text:style-name="Standard">implement a routine that reads an arbitrary number of Objects and stores them in a vector.</text:p>
      <text:p text:style-name="Standard"/>
      <text:p text:style-name="Standard">See ch3q9.cpp</text:p>
      <text:p text:style-name="Standard"/>
      <text:p text:style-name="Standard">3.10</text:p>
      <text:p text:style-name="Standard"/>
      <text:p text:style-name="Standard">Add a resize member function and a zero-parameter constructor to the matrix class.</text:p>
      <text:p text:style-name="Standard"/>
      <text:p text:style-name="Standard">See ch3q10.cpp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1-30T15:07:22</meta:creation-date>
    <dc:date>2013-01-30T16:50:48</dc:date>
    <dc:creator>eric </dc:creator>
    <meta:editing-duration>PT1H42M5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31" meta:word-count="320" meta:character-count="1291" meta:non-whitespace-character-count="1629"/>
  </office:meta>
</office:document-meta>
</file>